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Questionário de Avaliação do Sistema pelo Participante</text:p>
      <text:p text:style-name="P3">Sistema XYZ - <text:s/>SIGMEL – versão 000</text:p>
      <text:p text:style-name="P2"></text:p>
      <text:p text:style-name="P2">O objetivo deste questionário é colher informações sobre a opinião do participante do teste de usabilidade que foi realizado utilizando o protótipo do Sistema XYZ.</text:p>
      <text:p text:style-name="P2"/>
      <text:p text:style-name="P2">As informações fornecidas são vitais para o aprimoramento do sistema.</text:p>
      <text:p text:style-name="P2"/>
      <text:p text:style-name="P2">Nas questões de marcar, favor circular o número correspondente ao grau de concordância. A não ser que esteja indicado, deverá ser marcada somente uma resposta por questão.</text:p>
      <text:p text:style-name="P2"/>
      <text:p text:style-name="P2">Por favor, leia com atenção as questões a seguir e em caso de dúvida, solicite esclarecimento com o avaliador.</text:p>
      <text:p text:style-name="P2"/>
      <text:p text:style-name="P2"><text:s text:c="4"/>1. Favor marcar o número correspondente ao grau que você mais concorda:</text:p>
      <text:p text:style-name="P2">a. <text:s text:c="2"/>Facilidade de utilização <text:s text:c="17"/>Difícil <text:s text:c="26"/>Fácil</text:p>
      <text:p text:style-name="P2"><text:s text:c="47"/>0 <text:s text:c="6"/>1 <text:s text:c="5"/>2 <text:s text:c="6"/>3 <text:s text:c="5"/>4 <text:s text:c="6"/>5</text:p>
      <text:p text:style-name="P2">b. <text:s text:c="2"/>Organização das informações <text:s text:c="14"/>Ruim <text:s text:c="30"/>Boa</text:p>
      <text:p text:style-name="P2"><text:s text:c="47"/>0 <text:s text:c="6"/>1 <text:s text:c="5"/>2 <text:s text:c="6"/>3 <text:s text:c="5"/>4 <text:s text:c="6"/>5</text:p>
      <text:p text:style-name="P2">c. <text:s text:c="2"/>Layout das telas <text:s text:c="25"/>Confuso <text:s text:c="26"/>Claro</text:p>
      <text:p text:style-name="P2"><text:s text:c="47"/>0 <text:s text:c="6"/>1 <text:s text:c="5"/>2 <text:s text:c="6"/>3 <text:s text:c="5"/>4 <text:s text:c="6"/>5</text:p>
      <text:p text:style-name="P2">d. <text:s text:c="2"/>Nomenclatura utilizada nas telas (nome Confuso <text:s text:c="29"/>Claro</text:p>
      <text:p text:style-name="P2"><text:s text:c="5"/>de comandos, títulos, campos, etc.) <text:s text:c="6"/>0 <text:s text:c="6"/>1 <text:s text:c="5"/>2 <text:s text:c="6"/>3 <text:s text:c="5"/>4 <text:s text:c="6"/>5</text:p>
      <text:p text:style-name="P2">e. <text:s text:c="2"/>Mensagens do sistema <text:s text:c="21"/>Confusas <text:s text:c="24"/>Claras</text:p>
      <text:p text:style-name="P2"><text:s text:c="47"/>0 <text:s text:c="6"/>1 <text:s text:c="5"/>2 <text:s text:c="6"/>3 <text:s text:c="5"/>4 <text:s text:c="6"/>5</text:p>
      <text:p text:style-name="P2">f. <text:s text:c="2"/>Assimilação das informações <text:s text:c="14"/>Difícil <text:s text:c="26"/>Fácil</text:p>
      <text:p text:style-name="P2"><text:s text:c="47"/>0 <text:s text:c="6"/>1 <text:s text:c="5"/>2 <text:s text:c="6"/>3 <text:s text:c="5"/>4 <text:s text:c="6"/>5</text:p>
      <text:p text:style-name="P2">g. <text:s text:c="2"/>No geral, a realização do teste foi <text:s text:c="6"/>Monótona <text:s text:c="18"/>Interessante</text:p>
      <text:p text:style-name="P2"><text:s text:c="47"/>0 <text:s text:c="6"/>1 <text:s text:c="5"/>2 <text:s text:c="6"/>3 <text:s text:c="5"/>4 <text:s text:c="6"/>5</text:p>
      <text:p text:style-name="P2"><text:s text:c="2"/></text:p>
      <text:p text:style-name="P2"/>
      <text:p text:style-name="P2">2. Aponte situações em que você achou fácil utilizar no sistema:</text:p>
      <text:p text:style-name="P2"><text:s text:c="8"/>________________________________________________________________</text:p>
      <text:p text:style-name="P2"><text:s text:c="8"/>________________________________________________________________</text:p>
      <text:p text:style-name="P2"><text:s text:c="8"/>________________________________________________________________</text:p>
      <text:p text:style-name="P2"><text:s text:c="8"/>________________________________________________________________</text:p>
      <text:p text:style-name="P2"/>
      <text:p text:style-name="P2">3. Aponte situações que você sentiu dificuldades:</text:p>
      <text:p text:style-name="P2"><text:s text:c="8"/>________________________________________________________________</text:p>
      <text:p text:style-name="P2"><text:s text:c="8"/>________________________________________________________________</text:p>
      <text:p text:style-name="P2"><text:s text:c="8"/>________________________________________________________________</text:p>
      <text:p text:style-name="P2"><text:s text:c="44"/></text:p>
      <text:p text:style-name="P2"/>
      <text:p text:style-name="P2">4. Você utilizou a Ajuda on-line do sistema em algum momento?</text:p>
      <text:p text:style-name="P2"><text:s text:c="6"/>a. Sim <text:s text:c="19"/>b. Não</text:p>
      <text:p text:style-name="P2"><text:s text:c="3"/>Em caso afirmativo, descreva em quais situações você utilizou a Ajuda on-line</text:p>
      <text:p text:style-name="P2"><text:s text:c="3"/>do sistema (comente também se as informações da Ajuda on-line foram de</text:p>
      <text:p text:style-name="P2"><text:s text:c="3"/>pouca ou grande valia):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/>
      <text:p text:style-name="P2"/>
      <text:p text:style-name="P2">5. Diante do teste realizado, você acha que o programa atingiu o objetivo para o</text:p>
      <text:p text:style-name="P2"><text:s text:c="3"/>qual foi desenvolvido? Explique.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/>
      <text:p text:style-name="P2"><text:soft-page-break/>6. O espaço abaixo é reservado para que você exponha sua opinião e sugira</text:p>
      <text:p text:style-name="P2"><text:s text:c="3"/>melhorias no sistema.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  <text:p text:style-name="P2"><text:s text:c="3"/>________________________________________________________________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briel Silva</meta:initial-creator>
    <meta:creation-date>2010-06-01T19:14:15</meta:creation-date>
    <dc:date>2010-06-01T20:04:05</dc:date>
    <dc:creator>Gabriel Silva</dc:creator>
    <meta:editing-duration>PT00H49M53S</meta:editing-duration>
    <meta:editing-cycles>4</meta:editing-cycles>
    <meta:generator>BrOffice.org/3.2$Linux OpenOffice.org_project/320m12$Build-9483</meta:generator>
    <meta:document-statistic meta:table-count="0" meta:image-count="0" meta:object-count="0" meta:page-count="2" meta:paragraph-count="57" meta:word-count="321" meta:character-count="4114"/>
  </office:meta>
</office:document-meta>
</file>